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945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8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1.4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/>
    </style:style>
    <style:style style:name="ce5" style:family="table-cell" style:parent-style-name="Default">
      <style:text-properties fo:color="#009900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ocuments sinc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mpliant PDF/A doc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F document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documents that are not PDF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Office doc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Office XML document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</table:table-row>
      </table:table>
      <table:table table:name="Invalid PDF documents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Flavou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Errors</text:p>
          </table:table-cell>
        </table:table-row>
      </table:table>
      <table:table table:name="Microsoft Office documents" table:style-name="ta1">
        <table:table-column table:style-name="co5" table:default-cell-style-name="Default"/>
        <table:table-row table:style-name="ro1">
          <table:table-cell/>
        </table:table-row>
      </table:table>
      <table:table table:name="Open Office XML document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3:54:03.967278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8:21:50.746626092</meta:creation-date>
    <dc:date>2017-10-16T14:06:37.223724054</dc:date>
    <meta:editing-duration>PT27M25S</meta:editing-duration>
    <meta:editing-cycles>12</meta:editing-cycles>
    <meta:generator>LibreOffice/4.3.3.2$Linux_X86_64 LibreOffice_project/430m0$Build-2</meta:generator>
    <dc:creator>Maksim Bezrukov</dc:creator>
    <meta:document-statistic meta:table-count="4" meta:cell-count="15" meta:object-count="0"/>
  </office:meta>
</office:document-meta>
</file>